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89000000DE799BF5ECBB05AA72.png" manifest:media-type="image/png"/>
  <manifest:file-entry manifest:full-path="Pictures/1000000000000640000000919067FA2170B51022.jpg" manifest:media-type="image/jpeg"/>
  <manifest:file-entry manifest:full-path="Pictures/10000201000000C500000030B6F7D91E44D08786.png" manifest:media-type="image/png"/>
  <manifest:file-entry manifest:full-path="Pictures/10000000000003C0000002D02FBEC6BE14453D5D.jpg" manifest:media-type="image/jpeg"/>
  <manifest:file-entry manifest:full-path="Pictures/10000000000003C0000002D0D908B69843AAB1A9.jpg" manifest:media-type="image/jpeg"/>
  <manifest:file-entry manifest:full-path="Pictures/10000000000003C0000002D095A94F6A6B3E519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DejaVu Sans" svg:font-family="'DejaVu Sans'"/>
    <style:font-face style:name="Droid Sans Fallback1" svg:font-family="'Droid Sans Fallbac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799cm" fo:min-width="16.199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4.129cm" fo:min-width="16.354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0.748cm" fo:min-width="18.498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draw:fill="none" draw:fill-color="#ffffff" draw:auto-grow-width="true" fo:min-height="0.556cm" fo:min-width="2.254cm"/>
    </style:style>
    <style:style style:name="gr7" style:family="graphic" style:parent-style-name="standard">
      <style:graphic-properties svg:stroke-color="#e8a202" draw:fill="solid" draw:fill-color="#ffd428" draw:textarea-horizontal-align="justify" draw:textarea-vertical-align="middle" draw:auto-grow-height="false" fo:min-height="1.35cm" fo:min-width="3.9cm"/>
    </style:style>
    <style:style style:name="gr8" style:family="graphic" style:parent-style-name="standard">
      <style:graphic-properties draw:textarea-horizontal-align="justify" draw:textarea-vertical-align="middle" draw:auto-grow-height="false" fo:min-height="1.35cm" fo:min-width="3.9cm"/>
    </style:style>
    <style:style style:name="gr9" style:family="graphic" style:parent-style-name="standard">
      <style:graphic-properties svg:stroke-color="#069a2e" draw:fill="solid" draw:fill-color="#77bc65" draw:textarea-horizontal-align="justify" draw:textarea-vertical-align="middle" draw:auto-grow-height="false" fo:min-height="1.35cm" fo:min-width="2.3cm"/>
    </style:style>
    <style:style style:name="gr10" style:family="graphic" style:parent-style-name="standard">
      <style:graphic-properties svg:stroke-width="0.1cm" svg:stroke-color="#3465a4" draw:marker-start-width="0.5cm" draw:marker-end-width="0.5cm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e8a202" draw:marker-start-width="0.5cm" draw:marker-end-width="0.5cm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73cm" fo:min-width="24.899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textarea-horizontal-align="justify" draw:textarea-vertical-align="middle" draw:auto-grow-height="false" fo:min-height="1.35cm" fo:min-width="7.1cm"/>
    </style:style>
    <style:style style:name="gr15" style:family="graphic" style:parent-style-name="standard">
      <style:graphic-properties svg:stroke-color="#069a2e" draw:fill="solid" draw:fill-color="#77bc65" draw:textarea-horizontal-align="justify" draw:textarea-vertical-align="middle" draw:auto-grow-height="false" fo:min-height="1.35cm" fo:min-width="9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objectwithoutfill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solid" svg:stroke-width="0.1cm" svg:stroke-color="#3465a4" draw:marker-start-width="0.5cm" draw:marker-end-width="0.5cm" draw:fill="none" fo:min-height="8.984cm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795cm" fo:min-width="21.899cm" fo:padding-top="0.125cm" fo:padding-bottom="0.125cm" fo:padding-left="0.25cm" fo:padding-right="0.25cm" fo:wrap-option="wrap"/>
    </style:style>
    <style:style style:name="gr20" style:family="graphic" style:parent-style-name="objectwithoutfill">
      <style:graphic-properties svg:stroke-width="0.1cm" svg:stroke-color="#ff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2" style:family="graphic" style:parent-style-name="standard">
      <style:graphic-properties svg:stroke-color="#069a2e" draw:fill="solid" draw:fill-color="#77bc65" draw:textarea-horizontal-align="justify" draw:textarea-vertical-align="middle" draw:auto-grow-height="false" fo:min-height="1.35cm" fo:min-width="3.5cm"/>
    </style:style>
    <style:style style:name="gr23" style:family="graphic" style:parent-style-name="standard">
      <style:graphic-properties svg:stroke-width="0.1cm" svg:stroke-color="#3465a4" draw:marker-start-width="0.5cm" draw:marker-end-width="0.5cm" draw:fill="none" draw:textarea-vertical-align="middle" draw:auto-grow-height="false" fo:min-height="9.324cm" fo:min-width="0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3465a4" draw:marker-start-width="0.5cm" draw:marker-end-width="0.5cm" draw:fill="none" draw:textarea-vertical-align="middle" draw:auto-grow-height="false" fo:min-height="7.612cm" fo:min-width="0cm" fo:padding-top="0.175cm" fo:padding-bottom="0.175cm" fo:padding-left="0.3cm" fo:padding-right="0.3cm"/>
    </style:style>
    <style:style style:name="gr25" style:family="graphic" style:parent-style-name="standard">
      <style:graphic-properties svg:stroke-color="#e8a202" draw:fill="solid" draw:fill-color="#ffd428" draw:textarea-horizontal-align="justify" draw:textarea-vertical-align="middle" draw:auto-grow-height="false" fo:min-height="0.55cm" fo:min-width="5.5cm"/>
    </style:style>
    <style:style style:name="gr26" style:family="graphic" style:parent-style-name="standard">
      <style:graphic-properties draw:stroke="solid" svg:stroke-width="0.05cm" svg:stroke-color="#00599d" draw:marker-start-width="0.355cm" draw:marker-end-width="0.355cm" draw:fill="none" draw:textarea-horizontal-align="left" draw:textarea-vertical-align="middle" draw:auto-grow-height="false" draw:fit-to-size="false" style:shrink-to-fit="false" fo:min-height="8.651cm" fo:min-width="8.751cm" fo:padding-top="0.025cm" fo:padding-bottom="0.025cm" fo:padding-left="0.025cm" fo:padding-right="0.025cm" fo:wrap-option="wrap"/>
    </style:style>
    <style:style style:name="gr27" style:family="graphic" style:parent-style-name="standard">
      <style:graphic-properties draw:stroke="solid" svg:stroke-width="0.05cm" svg:stroke-color="#00599d" draw:marker-start-width="0.355cm" draw:marker-end-width="0.355cm" draw:fill="none" draw:textarea-horizontal-align="left" draw:textarea-vertical-align="middle" draw:auto-grow-height="false" draw:fit-to-size="false" style:shrink-to-fit="false" fo:min-height="5.751cm" fo:min-width="9.751cm" fo:padding-top="0.025cm" fo:padding-bottom="0.025cm" fo:padding-left="0.025cm" fo:padding-right="0.025cm" fo:wrap-option="wrap"/>
    </style:style>
    <style:style style:name="gr28" style:family="graphic" style:parent-style-name="standard">
      <style:graphic-properties draw:stroke="solid" svg:stroke-width="0.05cm" svg:stroke-color="#00599d" draw:marker-start-width="0.355cm" draw:marker-end-width="0.355cm" draw:fill="none" draw:textarea-horizontal-align="left" draw:textarea-vertical-align="middle" draw:auto-grow-height="false" draw:fit-to-size="false" style:shrink-to-fit="false" fo:min-height="5.151cm" fo:min-width="12.551cm" fo:padding-top="0.025cm" fo:padding-bottom="0.025cm" fo:padding-left="0.025cm" fo:padding-right="0.025cm" fo:wrap-option="wrap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4.451cm" fo:min-width="11.701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5cm" svg:stroke-color="#00599d" draw:marker-start-width="0.355cm" draw:marker-end-width="0.355cm" draw:fill="none" draw:textarea-horizontal-align="left" draw:textarea-vertical-align="middle" draw:auto-grow-height="false" draw:fit-to-size="false" style:shrink-to-fit="false" fo:min-height="0.851cm" fo:min-width="9.751cm" fo:padding-top="0.025cm" fo:padding-bottom="0.025cm" fo:padding-left="0.025cm" fo:padding-right="0.025cm" fo:wrap-option="wrap"/>
    </style:style>
    <style:style style:name="gr31" style:family="graphic" style:parent-style-name="standard">
      <style:graphic-properties draw:stroke="solid" svg:stroke-width="0.05cm" svg:stroke-color="#00599d" draw:marker-start-width="0.355cm" draw:marker-end-width="0.355cm" draw:fill="none" draw:textarea-horizontal-align="left" draw:textarea-vertical-align="middle" draw:auto-grow-height="false" draw:fit-to-size="false" style:shrink-to-fit="false" fo:min-height="1.151cm" fo:min-width="12.351cm" fo:padding-top="0.025cm" fo:padding-bottom="0.025cm" fo:padding-left="0.025cm" fo:padding-right="0.025cm" fo:wrap-option="wrap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4.451cm" fo:min-width="10.701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5cm" svg:stroke-color="#00599d" draw:marker-start-width="0.355cm" draw:marker-end-width="0.355cm" draw:fill="none" draw:textarea-horizontal-align="left" draw:textarea-vertical-align="middle" draw:auto-grow-height="false" draw:fit-to-size="false" style:shrink-to-fit="false" fo:min-height="0.851cm" fo:min-width="10.751cm" fo:padding-top="0.025cm" fo:padding-bottom="0.025cm" fo:padding-left="0.025cm" fo:padding-right="0.025cm" fo:wrap-option="wrap"/>
    </style:style>
    <style:style style:name="gr3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889cm"/>
    </style:style>
    <style:style style:name="gr35" style:family="graphic" style:parent-style-name="standard">
      <style:graphic-properties draw:stroke="solid" svg:stroke-width="0.05cm" svg:stroke-color="#00599d" draw:marker-start-width="0.355cm" draw:marker-end-width="0.355cm" draw:fill="none" draw:textarea-horizontal-align="left" draw:textarea-vertical-align="middle" draw:auto-grow-height="false" draw:fit-to-size="false" style:shrink-to-fit="false" fo:min-height="5.251cm" fo:min-width="10.751cm" fo:padding-top="0.025cm" fo:padding-bottom="0.025cm" fo:padding-left="0.025cm" fo:padding-right="0.025cm" fo:wrap-option="wrap"/>
    </style:style>
    <style:style style:name="gr36" style:family="graphic" style:parent-style-name="standard">
      <style:graphic-properties draw:stroke="solid" svg:stroke-width="0.05cm" svg:stroke-color="#00599d" draw:marker-start-width="0.355cm" draw:marker-end-width="0.355cm" draw:fill="none" draw:textarea-horizontal-align="left" draw:textarea-vertical-align="middle" draw:auto-grow-height="false" draw:fit-to-size="false" style:shrink-to-fit="false" fo:min-height="7.051cm" fo:min-width="10.751cm" fo:padding-top="0.025cm" fo:padding-bottom="0.025cm" fo:padding-left="0.025cm" fo:padding-right="0.025cm" fo:wrap-option="wrap"/>
    </style:style>
    <style:style style:name="gr37" style:family="graphic" style:parent-style-name="standard">
      <style:graphic-properties draw:stroke="solid" svg:stroke-width="0.05cm" svg:stroke-color="#00599d" draw:marker-start-width="0.355cm" draw:marker-end-width="0.355cm" draw:fill="none" draw:textarea-horizontal-align="left" draw:textarea-vertical-align="middle" draw:auto-grow-height="false" draw:fit-to-size="false" style:shrink-to-fit="false" fo:min-height="2.451cm" fo:min-width="12.151cm" fo:padding-top="0.025cm" fo:padding-bottom="0.025cm" fo:padding-left="0.025cm" fo:padding-right="0.025cm" fo:wrap-option="wrap"/>
    </style:style>
    <style:style style:name="gr38" style:family="graphic" style:parent-style-name="standard">
      <style:graphic-properties draw:stroke="solid" svg:stroke-width="0.05cm" svg:stroke-color="#00599d" draw:marker-start-width="0.355cm" draw:marker-end-width="0.355cm" draw:fill="none" draw:textarea-horizontal-align="left" draw:textarea-vertical-align="middle" draw:auto-grow-height="false" draw:fit-to-size="false" style:shrink-to-fit="false" fo:min-height="4.051cm" fo:min-width="12.151cm" fo:padding-top="0.025cm" fo:padding-bottom="0.025cm" fo:padding-left="0.025cm" fo:padding-right="0.025cm" fo:wrap-option="wrap"/>
    </style:style>
    <style:style style:name="gr3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6.212cm" fo:min-width="13.462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38cm" fo:min-width="16.499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9.89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_20_1-notes">
      <style:graphic-properties draw:fill-color="#ffffff" fo:min-height="13.364cm"/>
    </style:style>
    <style:style style:name="pr4" style:family="presentation" style:parent-style-name="Default-notes">
      <style:graphic-properties draw:fill-color="#ffffff" fo:min-height="22.042cm"/>
    </style:style>
    <style:style style:name="pr5" style:family="presentation" style:parent-style-name="Default_20_2-notes">
      <style:graphic-properties draw:fill-color="#ffffff" fo:min-height="13.364cm"/>
    </style:style>
    <style:style style:name="P1" style:family="paragraph">
      <style:paragraph-properties fo:margin-top="0cm" fo:margin-bottom="0cm" fo:line-height="90%" fo:text-align="start"/>
      <style:text-properties fo:font-size="60pt" style:font-size-asian="40pt" style:font-size-complex="40pt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 style:font-size-asian="40pt" style:font-size-complex="40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center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0" style:family="paragraph">
      <loext:graphic-properties draw:fill="none"/>
      <style:paragraph-properties fo:margin-top="0cm" fo:margin-bottom="0cm" fo:line-height="90%" fo:text-align="center" style:font-independent-line-spacing="true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fo:color="#004890" fo:font-size="14pt" style:font-size-asian="24pt" style:font-size-complex="24pt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d428"/>
      <style:paragraph-properties fo:text-align="center"/>
    </style:style>
    <style:style style:name="P15" style:family="paragraph">
      <loext:graphic-properties draw:fill="solid" draw:fill-color="#77bc65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top="0cm" fo:margin-bottom="0cm" fo:text-align="start"/>
      <style:text-properties fo:font-size="14pt" fo:font-weight="bold" style:font-size-asian="10pt" style:font-weight-asian="bold" style:font-size-complex="10pt" style:font-weight-complex="bold"/>
    </style:style>
    <style:style style:name="P19" style:family="paragraph">
      <loext:graphic-properties draw:fill="none"/>
      <style:paragraph-properties fo:margin-top="0cm" fo:margin-bottom="0cm" fo:text-align="start"/>
      <style:text-properties fo:font-size="14pt" fo:font-weight="bold" style:font-size-asian="10pt" style:font-weight-asian="bold" style:font-size-complex="10pt" style:font-weight-complex="bold"/>
    </style:style>
    <style:style style:name="P20" style:family="paragraph">
      <style:text-properties fo:color="#ff0000" fo:font-weight="bold" style:font-weight-asian="bold" style:font-weight-complex="bold"/>
    </style:style>
    <style:style style:name="P21" style:family="paragraph">
      <loext:graphic-properties draw:fill="none" draw:fill-color="#ffffff"/>
      <style:text-properties fo:color="#ff0000" fo:font-weight="bold" style:font-weight-asian="bold" style:font-weight-complex="bold"/>
    </style:style>
    <style:style style:name="P22" style:family="paragraph">
      <style:paragraph-properties fo:margin-top="0cm" fo:margin-bottom="0cm" fo:line-height="100%" fo:text-align="start"/>
      <style:text-properties fo:font-size="20pt"/>
    </style:style>
    <style:style style:name="P2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20pt"/>
    </style:style>
    <style:style style:name="P24" style:family="paragraph">
      <style:paragraph-properties fo:text-align="center"/>
      <style:text-properties fo:color="#ff0000" fo:font-size="24pt" style:font-size-asian="18pt" style:font-size-complex="18pt"/>
    </style:style>
    <style:style style:name="P25" style:family="paragraph">
      <loext:graphic-properties draw:fill="none" draw:fill-color="#ffffff"/>
      <style:paragraph-properties fo:text-align="center"/>
      <style:text-properties fo:color="#ff0000" fo:font-size="24pt" style:font-size-asian="18pt" style:font-size-complex="18pt"/>
    </style:style>
    <style:style style:name="P26" style:family="paragraph">
      <style:paragraph-properties fo:margin-top="0cm" fo:margin-bottom="0cm" fo:line-height="90%" fo:text-align="center"/>
      <style:text-properties fo:font-size="18pt"/>
    </style:style>
    <style:style style:name="P27" style:family="paragraph">
      <style:paragraph-properties fo:margin-top="0cm" fo:margin-bottom="0cm" fo:line-height="100%" fo:text-align="center"/>
      <style:text-properties fo:font-size="18pt"/>
    </style:style>
    <style:style style:name="P28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004890" style:text-line-through-style="none" style:text-line-through-type="none" style:text-position="0% 100%" style:font-name="Calibri" fo:font-size="6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style:font-name-asian="Droid Sans Fallback1" style:font-size-asian="22pt" style:font-style-asian="normal" style:font-name-complex="DejaVu Sans" style:font-size-complex="22pt" style:font-style-complex="normal"/>
    </style:style>
    <style:style style:name="T3" style:family="text">
      <style:text-properties fo:font-variant="normal" fo:text-transform="none" fo:color="#124484" style:text-line-through-style="none" style:text-line-through-type="none" style:text-position="0% 100%" style:font-name="Calibri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4" style:family="text">
      <style:text-properties fo:font-variant="normal" fo:text-transform="none" fo:color="#00489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5" style:family="text">
      <style:text-properties fo:font-variant="normal" fo:text-transform="none" fo:color="#124484" style:text-line-through-style="none" style:text-line-through-type="none" style:text-position="0% 100%" style:font-name="Calibri" fo:font-size="60pt" fo:letter-spacing="normal" fo:font-style="normal" style:text-underline-style="none" fo:font-weight="bold" style:font-name-asian="DejaVu Sans" style:font-size-asian="60pt" style:font-style-asian="normal" style:font-weight-asian="bold" style:font-name-complex="DejaVu Sans" style:font-size-complex="60pt" style:font-style-complex="normal" style:font-weight-complex="bold"/>
    </style:style>
    <style:style style:name="T6" style:family="text">
      <style:text-properties fo:color="#004890" fo:font-size="14pt" style:font-size-asian="24pt" style:font-size-complex="24pt"/>
    </style:style>
    <style:style style:name="T7" style:family="text">
      <style:text-properties fo:color="#3465a4" fo:font-size="14pt" fo:font-weight="bold" style:font-size-asian="10pt" style:font-weight-asian="bold" style:font-size-complex="10pt" style:font-weight-complex="bold"/>
    </style:style>
    <style:style style:name="T8" style:family="text">
      <style:text-properties fo:font-size="14pt" fo:font-weight="bold" style:font-size-asian="10pt" style:font-weight-asian="bold" style:font-size-complex="10pt" style:font-weight-complex="bold"/>
    </style:style>
    <style:style style:name="T9" style:family="text">
      <style:text-properties fo:color="#ff0000" fo:font-size="14pt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1" style:family="text">
      <style:text-properties fo:font-variant="normal" fo:text-transform="none" fo:color="#00489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3" style:family="text">
      <style:text-properties fo:color="#ff0000" fo:font-weight="bold" style:font-weight-asian="bold" style:font-weight-complex="bold"/>
    </style:style>
    <style:style style:name="T14" style:family="text">
      <style:text-properties fo:font-variant="normal" fo:text-transform="none" fo:color="#00489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15" style:family="text">
      <style:text-properties fo:font-variant="normal" fo:text-transform="none" fo:color="#006c3b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fo:font-variant="normal" fo:text-transform="none" fo:color="#780373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8" style:family="text">
      <style:text-properties fo:font-variant="normal" fo:text-transform="none" fo:color="#004890" style:text-line-through-style="none" style:text-line-through-type="none" style:text-position="0% 100%" style:font-name="Calibri" fo:font-size="24pt" fo:letter-spacing="normal" fo:font-style="normal" style:text-underline-style="none" style:font-name-asian="DejaVu Sans" style:font-size-asian="24pt" style:font-style-asian="normal" style:font-name-complex="DejaVu Sans" style:font-size-complex="24pt" style:font-style-complex="normal"/>
    </style:style>
    <style:style style:name="T19" style:family="text">
      <style:text-properties fo:font-variant="normal" fo:text-transform="none" fo:color="#006c3b" style:text-line-through-style="none" style:text-line-through-type="none" style:text-position="0% 100%" style:font-name="Courier New" fo:font-size="20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0" style:family="text">
      <style:text-properties fo:color="#ff0000" fo:font-size="24pt" style:font-size-asian="18pt" style:font-size-complex="18pt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22" style:family="text">
      <style:text-properties fo:font-variant="normal" fo:text-transform="none" fo:color="#004890" style:text-line-through-style="none" style:text-line-through-type="none" style:text-position="0% 100%" style:font-name="Calibri" fo:font-size="80pt" fo:letter-spacing="normal" fo:font-style="normal" style:text-underline-style="none" fo:font-weight="normal" style:font-name-asian="DejaVu Sans" style:font-size-asian="80pt" style:font-style-asian="normal" style:font-weight-asian="normal" style:font-name-complex="DejaVu Sans" style:font-size-complex="80pt" style:font-style-complex="normal" style:font-weight-complex="normal"/>
    </style:style>
    <style:style style:name="T23" style:family="text">
      <style:text-properties fo:font-variant="normal" fo:text-transform="none" fo:color="#004890" style:text-line-through-style="none" style:text-line-through-type="none" style:text-position="0% 100%" style:font-name="Calibri" fo:font-size="54pt" fo:letter-spacing="normal" fo:font-style="normal" style:text-underline-style="none" fo:font-weight="normal" style:font-name-asian="DejaVu Sans" style:font-size-asian="80pt" style:font-style-asian="normal" style:font-weight-asian="normal" style:font-name-complex="DejaVu Sans" style:font-size-complex="80pt" style:font-style-complex="normal" style:font-weight-complex="normal"/>
    </style:style>
    <style:style style:name="T24" style:family="text">
      <style:text-properties fo:font-variant="normal" fo:text-transform="none" fo:color="#00489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">
        <style:list-level-properties text:space-before="0.001cm" text:min-label-width="0.599cm"/>
        <style:text-properties fo:font-family="'Wingdings 3'" style:font-charset="x-symbol" fo:color="#00489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13.961cm" svg:height="5.665cm" svg:x="9.437cm" svg:y="5.233cm">
          <text:p text:style-name="P1"><text:span text:style-name="T1">Tests </text:span></text:p>
          <text:p text:style-name="P1"><text:span text:style-name="T1">Infra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6.698cm" svg:height="2.048cm" svg:x="8.6cm" svg:y="16.5cm">
          <text:p text:style-name="P3"><text:span text:style-name="T2">Cristián Ramón-Cortés <text:s text:c="18"/>11/03/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9.893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name="CustomShape 1" draw:style-name="gr1" draw:text-style-name="P7" draw:layer="layout" svg:width="25.398cm" svg:height="1.922cm" svg:x="0cm" svg:y="0.676cm">
          <text:p text:style-name="P6"><text:span text:style-name="T3">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9" draw:layer="layout" svg:width="16.853cm" svg:height="14.378cm" svg:x="4.745cm" svg:y="1.422cm">
          <text:p text:style-name="P8"><text:span text:style-name="T4"/></text:p>
          <text:list text:style-name="L2">
            <text:list-item>
              <text:p text:style-name="P8"><text:span text:style-name="T4">Structure</text:span></text:p>
              <text:list>
                <text:list-item>
                  <text:p text:style-name="P8"><text:span text:style-name="T4">General Structure</text:span></text:p>
                </text:list-item>
                <text:list-item>
                  <text:p text:style-name="P8"><text:span text:style-name="T4">Scripts Structure</text:span></text:p>
                </text:list-item>
                <text:list-item>
                  <text:p text:style-name="P8"><text:span text:style-name="T4">Configurations Content</text:span></text:p>
                </text:list-item>
                <text:list-item>
                  <text:p text:style-name="P8"><text:span text:style-name="T4">Sources Structure</text:span></text:p>
                </text:list-item>
                <text:list-item>
                  <text:p text:style-name="P8"><text:span text:style-name="T4">Tests Content</text:span></text:p>
                </text:list-item>
              </text:list>
              <text:p text:style-name="P8"><text:span text:style-name="T4"/></text:p>
            </text:list-item>
            <text:list-item>
              <text:p text:style-name="P8"><text:span text:style-name="T4">Usage</text:span></text:p>
              <text:list>
                <text:list-item>
                  <text:p text:style-name="P8"><text:span text:style-name="T4">Basic tests.py calls</text:span></text:p>
                </text:list-item>
                <text:list-item>
                  <text:p text:style-name="P8"><text:span text:style-name="T4">Adding a new test</text:span></text:p>
                </text:list-item>
                <text:list-item>
                  <text:p text:style-name="P8"><text:span text:style-name="T4">Adding a new configuratio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_20_1">
        <office:forms form:automatic-focus="false" form:apply-design-mode="false"/>
        <draw:custom-shape draw:name="CustomShape 1" draw:style-name="gr5" draw:text-style-name="P10" draw:layer="layout" svg:width="18.997cm" svg:height="10.997cm" svg:x="3.2cm" svg:y="2.438cm">
          <text:p text:style-name="P6"><text:span text:style-name="T5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CustomShape 1" draw:style-name="gr1" draw:text-style-name="P7" draw:layer="layout" svg:width="25.398cm" svg:height="1.922cm" svg:x="0cm" svg:y="0.676cm">
          <text:p text:style-name="P6"><text:span text:style-name="T3">General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2.754cm" svg:height="0.806cm" svg:x="23.09cm" svg:y="17.717cm">
          <draw:text-box>
            <text:p><text:span text:style-name="T6"><text:page-number>&lt;number&gt;</text:page-number></text:span></text:p>
          </draw:text-box>
        </draw:frame>
        <draw:custom-shape draw:style-name="gr7" draw:text-style-name="P14" xml:id="id6" draw:id="id6" draw:layer="layout" svg:width="4.4cm" svg:height="1.6cm" svg:x="10cm" svg:y="4cm">
          <text:p text:style-name="P13">tests</text:p>
          <draw:enhanced-geometry svg:viewBox="0 0 21600 21600" draw:type="rectangle" draw:enhanced-path="M 0 0 L 21600 0 21600 21600 0 21600 0 0 Z N"/>
        </draw:custom-shape>
        <draw:custom-shape draw:style-name="gr8" draw:text-style-name="P13" xml:id="id1" draw:id="id1" draw:layer="layout" svg:width="4.4cm" svg:height="1.6cm" svg:x="2.4cm" svg:y="7.5cm">
          <text:p text:style-name="P13">configurations</text:p>
          <draw:enhanced-geometry svg:viewBox="0 0 21600 21600" draw:type="rectangle" draw:enhanced-path="M 0 0 L 21600 0 21600 21600 0 21600 0 0 Z N"/>
        </draw:custom-shape>
        <draw:custom-shape draw:style-name="gr8" draw:text-style-name="P13" xml:id="id4" draw:id="id4" draw:layer="layout" svg:width="4.4cm" svg:height="1.6cm" svg:x="10cm" svg:y="7.5cm">
          <text:p text:style-name="P13">scripts</text:p>
          <draw:enhanced-geometry svg:viewBox="0 0 21600 21600" draw:type="rectangle" draw:enhanced-path="M 0 0 L 21600 0 21600 21600 0 21600 0 0 Z N"/>
        </draw:custom-shape>
        <draw:custom-shape draw:style-name="gr8" draw:text-style-name="P13" xml:id="id7" draw:id="id7" draw:layer="layout" svg:width="4.4cm" svg:height="1.6cm" svg:x="18cm" svg:y="7.5cm">
          <text:p text:style-name="P13">sources</text:p>
          <draw:enhanced-geometry svg:viewBox="0 0 21600 21600" draw:type="rectangle" draw:enhanced-path="M 0 0 L 21600 0 21600 21600 0 21600 0 0 Z N"/>
        </draw:custom-shape>
        <draw:custom-shape draw:style-name="gr9" draw:text-style-name="P15" xml:id="id2" draw:id="id2" draw:layer="layout" svg:width="2.8cm" svg:height="1.6cm" svg:x="1.6cm" svg:y="12.1cm">
          <text:p text:style-name="P13">NIO.cfg</text:p>
          <draw:enhanced-geometry svg:viewBox="0 0 21600 21600" draw:type="rectangle" draw:enhanced-path="M 0 0 L 21600 0 21600 21600 0 21600 0 0 Z N"/>
        </draw:custom-shape>
        <draw:custom-shape draw:style-name="gr9" draw:text-style-name="P15" xml:id="id3" draw:id="id3" draw:layer="layout" svg:width="2.8cm" svg:height="1.6cm" svg:x="4.8cm" svg:y="12.1cm">
          <text:p text:style-name="P13">GAT.cfg</text:p>
          <draw:enhanced-geometry svg:viewBox="0 0 21600 21600" draw:type="rectangle" draw:enhanced-path="M 0 0 L 21600 0 21600 21600 0 21600 0 0 Z N"/>
        </draw:custom-shape>
        <draw:custom-shape draw:style-name="gr9" draw:text-style-name="P15" xml:id="id5" draw:id="id5" draw:layer="layout" svg:width="2.8cm" svg:height="1.6cm" svg:x="10.8cm" svg:y="12.1cm">
          <text:p text:style-name="P13">tests.py</text:p>
          <draw:enhanced-geometry svg:viewBox="0 0 21600 21600" draw:type="rectangle" draw:enhanced-path="M 0 0 L 21600 0 21600 21600 0 21600 0 0 Z N"/>
        </draw:custom-shape>
        <draw:custom-shape draw:style-name="gr9" draw:text-style-name="P15" xml:id="id8" draw:id="id8" draw:layer="layout" svg:width="2.8cm" svg:height="1.6cm" svg:x="16.9cm" svg:y="12.1cm">
          <text:p text:style-name="P13">family1</text:p>
          <draw:enhanced-geometry svg:viewBox="0 0 21600 21600" draw:type="rectangle" draw:enhanced-path="M 0 0 L 21600 0 21600 21600 0 21600 0 0 Z N"/>
        </draw:custom-shape>
        <draw:custom-shape draw:style-name="gr9" draw:text-style-name="P15" xml:id="id9" draw:id="id9" draw:layer="layout" svg:width="2.8cm" svg:height="1.6cm" svg:x="20.6cm" svg:y="12.1cm">
          <text:p text:style-name="P13">familyN</text:p>
          <draw:enhanced-geometry svg:viewBox="0 0 21600 21600" draw:type="rectangle" draw:enhanced-path="M 0 0 L 21600 0 21600 21600 0 21600 0 0 Z N"/>
        </draw:custom-shape>
        <draw:connector draw:style-name="gr10" draw:text-style-name="P13" draw:layer="layout" svg:x1="4.6cm" svg:y1="9.1cm" svg:x2="3cm" svg:y2="12.1cm" draw:start-shape="id1" draw:start-glue-point="2" draw:end-shape="id2" draw:end-glue-point="0" svg:d="M4600 9100v1500h-1600v1500" svg:viewBox="0 0 1601 3001">
          <text:p/>
        </draw:connector>
        <draw:connector draw:style-name="gr10" draw:text-style-name="P13" draw:layer="layout" svg:x1="4.6cm" svg:y1="9.1cm" svg:x2="6.2cm" svg:y2="12.1cm" draw:start-shape="id1" draw:start-glue-point="2" draw:end-shape="id3" draw:end-glue-point="0" svg:d="M4600 9100v1500h1600v1500" svg:viewBox="0 0 1601 3001">
          <text:p/>
        </draw:connector>
        <draw:connector draw:style-name="gr10" draw:text-style-name="P13" draw:layer="layout" svg:x1="12.2cm" svg:y1="9.1cm" svg:x2="12.2cm" svg:y2="12.1cm" draw:start-shape="id4" draw:start-glue-point="2" draw:end-shape="id5" draw:end-glue-point="0" svg:d="M12200 9100v3000" svg:viewBox="0 0 1 3001">
          <text:p/>
        </draw:connector>
        <draw:connector draw:style-name="gr11" draw:text-style-name="P13" draw:layer="layout" svg:x1="12.2cm" svg:y1="5.6cm" svg:x2="4.6cm" svg:y2="7.5cm" draw:start-shape="id6" draw:start-glue-point="2" draw:end-shape="id1" draw:end-glue-point="0" svg:d="M12200 5600v950h-7600v950" svg:viewBox="0 0 7601 1901">
          <text:p/>
        </draw:connector>
        <draw:connector draw:style-name="gr11" draw:text-style-name="P13" draw:layer="layout" svg:x1="12.2cm" svg:y1="5.6cm" svg:x2="20.2cm" svg:y2="7.5cm" draw:start-shape="id6" draw:start-glue-point="2" draw:end-shape="id7" draw:end-glue-point="0" svg:d="M12200 5600v950h8000v950" svg:viewBox="0 0 8001 1901">
          <text:p/>
        </draw:connector>
        <draw:connector draw:style-name="gr10" draw:text-style-name="P13" draw:layer="layout" svg:x1="20.2cm" svg:y1="9.1cm" svg:x2="18.3cm" svg:y2="12.1cm" draw:start-shape="id7" draw:start-glue-point="2" draw:end-shape="id8" draw:end-glue-point="0" svg:d="M20200 9100v1500h-1900v1500" svg:viewBox="0 0 1901 3001">
          <text:p/>
        </draw:connector>
        <draw:connector draw:style-name="gr10" draw:text-style-name="P13" draw:layer="layout" svg:x1="20.2cm" svg:y1="9.1cm" svg:x2="22cm" svg:y2="12.1cm" draw:start-shape="id7" draw:start-glue-point="2" draw:end-shape="id9" draw:end-glue-point="0" svg:d="M20200 9100v1500h1800v1500" svg:viewBox="0 0 1801 3001">
          <text:p/>
        </draw:connector>
        <draw:connector draw:style-name="gr11" draw:text-style-name="P13" draw:layer="layout" svg:x1="12.2cm" svg:y1="5.6cm" svg:x2="12.2cm" svg:y2="7.5cm" draw:start-shape="id6" draw:end-shape="id4" draw:end-glue-point="0" svg:d="M12200 5600v1900" svg:viewBox="0 0 1 1901">
          <text:p/>
        </draw:connector>
        <draw:frame draw:style-name="gr12" draw:text-style-name="P16" draw:layer="layout" svg:width="2.8cm" svg:height="0.962cm" svg:x="19.6cm" svg:y="12.4cm">
          <draw:text-box>
            <text:p>..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4" draw:text-style-name="P5" draw:layer="layout" svg:width="16.799cm" svg:height="22.042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CustomShape 1" draw:style-name="gr13" draw:text-style-name="P10" draw:layer="layout" svg:width="25.398cm" svg:height="1.922cm" svg:x="0cm" svg:y="0.676cm">
          <text:p text:style-name="P6"><text:span text:style-name="T3">Scripts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2.754cm" svg:height="0.806cm" svg:x="23.09cm" svg:y="17.717cm">
          <draw:text-box>
            <text:p><text:span text:style-name="T6"><text:page-number>&lt;number&gt;</text:page-number></text:span></text:p>
          </draw:text-box>
        </draw:frame>
        <draw:custom-shape draw:style-name="gr14" draw:text-style-name="P13" draw:layer="layout" svg:width="7.6cm" svg:height="1.6cm" svg:x="2cm" svg:y="5cm">
          <text:p text:style-name="P13">configure_hosts_insert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7.6cm" svg:height="1.6cm" svg:x="2cm" svg:y="7cm">
          <text:p text:style-name="P13">configure_hosts_remove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7.6cm" svg:height="1.6cm" svg:x="2cm" svg:y="9cm">
          <text:p text:style-name="P13">docker_test</text:p>
          <draw:enhanced-geometry svg:viewBox="0 0 21600 21600" draw:type="rectangle" draw:enhanced-path="M 0 0 L 21600 0 21600 21600 0 21600 0 0 Z N"/>
        </draw:custom-shape>
        <draw:custom-shape draw:style-name="gr14" draw:text-style-name="P13" xml:id="id10" draw:id="id10" draw:layer="layout" svg:width="7.6cm" svg:height="1.6cm" svg:x="2cm" svg:y="11cm">
          <text:p text:style-name="P13">tests.py</text:p>
          <draw:enhanced-geometry svg:viewBox="0 0 21600 21600" draw:type="rectangle" draw:enhanced-path="M 0 0 L 21600 0 21600 21600 0 21600 0 0 Z N"/>
        </draw:custom-shape>
        <draw:custom-shape draw:style-name="gr15" draw:text-style-name="P15" xml:id="id12" draw:id="id12" draw:layer="layout" svg:width="9.8cm" svg:height="1.6cm" svg:x="12.1cm" svg:y="9.3cm">
          <text:p text:style-name="P13">arguments.p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13" draw:id="id13" draw:layer="layout" svg:width="9.8cm" svg:height="1.6cm" svg:x="12.1cm" svg:y="11cm">
          <text:p text:style-name="P13">configuration.p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14" draw:id="id14" draw:layer="layout" svg:width="9.8cm" svg:height="1.6cm" svg:x="12.1cm" svg:y="12.7cm">
          <text:p text:style-name="P13">constants.p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15" draw:id="id15" draw:layer="layout" svg:width="9.8cm" svg:height="1.6cm" svg:x="12.1cm" svg:y="14.4cm">
          <text:p text:style-name="P13">execution.p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11" draw:id="id11" draw:layer="layout" svg:width="9.8cm" svg:height="1.6cm" svg:x="12.1cm" svg:y="7.6cm">
          <text:p text:style-name="P13">compilation_and_deployment.py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6" draw:layer="layout" svg:width="6.4cm" svg:height="0.962cm" svg:x="2.9cm" svg:y="2.9cm">
          <draw:text-box>
            <text:p>User Callable</text:p>
          </draw:text-box>
        </draw:frame>
        <draw:frame draw:style-name="gr16" draw:text-style-name="P16" draw:layer="layout" svg:width="2.614cm" svg:height="0.962cm" svg:x="16.1cm" svg:y="3cm">
          <draw:text-box>
            <text:p>Internal</text:p>
          </draw:text-box>
        </draw:frame>
        <draw:line draw:style-name="gr17" draw:text-style-name="P17" draw:layer="layout" svg:x1="1.4cm" svg:y1="4cm" svg:x2="22.8cm" svg:y2="4cm">
          <text:p/>
        </draw:line>
        <draw:line draw:style-name="gr17" draw:text-style-name="P17" draw:layer="layout" svg:x1="10.6cm" svg:y1="2.8cm" svg:x2="10.6cm" svg:y2="17.2cm">
          <text:p/>
        </draw:line>
        <draw:connector draw:style-name="gr10" draw:text-style-name="P13" draw:layer="layout" svg:x1="9.6cm" svg:y1="11.8cm" svg:x2="12.1cm" svg:y2="8.4cm" draw:start-shape="id10" draw:start-glue-point="1" draw:end-shape="id11" draw:end-glue-point="3" svg:d="M9600 11800h1250v-3400h1250" svg:viewBox="0 0 2501 3401">
          <text:p/>
        </draw:connector>
        <draw:connector draw:style-name="gr10" draw:text-style-name="P13" draw:layer="layout" svg:x1="9.6cm" svg:y1="11.8cm" svg:x2="12.1cm" svg:y2="10.1cm" draw:start-shape="id10" draw:start-glue-point="1" draw:end-shape="id12" draw:end-glue-point="3" svg:d="M9600 11800h1250v-1700h1250" svg:viewBox="0 0 2501 1701">
          <text:p/>
        </draw:connector>
        <draw:connector draw:style-name="gr10" draw:text-style-name="P13" draw:layer="layout" svg:x1="9.6cm" svg:y1="11.8cm" svg:x2="12.1cm" svg:y2="11.8cm" draw:start-shape="id10" draw:start-glue-point="1" draw:end-shape="id13" draw:end-glue-point="3" svg:d="M9600 11800h2500" svg:viewBox="0 0 2501 1">
          <text:p/>
        </draw:connector>
        <draw:connector draw:style-name="gr10" draw:text-style-name="P13" draw:layer="layout" svg:x1="9.6cm" svg:y1="11.8cm" svg:x2="12.1cm" svg:y2="13.5cm" draw:start-shape="id10" draw:start-glue-point="1" draw:end-shape="id14" draw:end-glue-point="3" svg:d="M9600 11800h1250v1700h1250" svg:viewBox="0 0 2501 1701">
          <text:p/>
        </draw:connector>
        <draw:connector draw:style-name="gr10" draw:text-style-name="P13" draw:layer="layout" svg:x1="9.6cm" svg:y1="11.8cm" svg:x2="12.1cm" svg:y2="15.2cm" draw:start-shape="id10" draw:start-glue-point="1" draw:end-shape="id15" draw:end-glue-point="3" svg:d="M9600 11800h1250v3400h1250" svg:viewBox="0 0 2501 3401">
          <text:p/>
        </draw:connecto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4" draw:text-style-name="P5" draw:layer="layout" svg:width="16.799cm" svg:height="22.042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CustomShape 1" draw:style-name="gr13" draw:text-style-name="P10" draw:layer="layout" svg:width="25.398cm" svg:height="1.922cm" svg:x="0cm" svg:y="0.676cm">
          <text:p text:style-name="P6"><text:span text:style-name="T3">Co</text:span><text:span text:style-name="T3">nfi</text:span><text:span text:style-name="T3">gu</text:span><text:span text:style-name="T3">ra</text:span><text:span text:style-name="T3">tio</text:span><text:span text:style-name="T3">ns </text:span><text:span text:style-name="T3">Co</text:span><text:span text:style-name="T3">nt</text:span><text:span text:style-name="T3">en</text:span><text:span text:style-name="T3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2.754cm" svg:height="0.806cm" svg:x="23.09cm" svg:y="17.717cm">
          <draw:text-box>
            <text:p><text:span text:style-name="T6"><text:page-number>&lt;number&gt;</text:page-number></text:span></text:p>
          </draw:text-box>
        </draw:frame>
        <draw:frame draw:style-name="gr18" draw:text-style-name="P19" draw:layer="layout" svg:width="14.2cm" svg:height="9.718cm" svg:x="7.4cm" svg:y="5.282cm">
          <draw:text-box>
            <text:p text:style-name="P18"><text:span text:style-name="T7">[DEFAULT]</text:span></text:p>
            <text:p text:style-name="P18"><text:span text:style-name="T8">#user = user </text:span></text:p>
            <text:p text:style-name="P18"><text:span text:style-name="T8">#java_home = /usr/lib64/jvm/java-</text:span><text:span text:style-name="T8">1.8.0-openjdk </text:span></text:p>
            <text:p text:style-name="P18"><text:span text:style-name="T8">#compss_home = /opt/COMPSs/ </text:span></text:p>
            <text:p text:style-name="P18"><text:span text:style-name="T8"/></text:p>
            <text:p text:style-name="P18"><text:span text:style-name="T8">#target_base_dir = </text:span><text:span text:style-name="T8">/home/user/tests_execution_sandbo</text:span><text:span text:style-name="T8">x </text:span></text:p>
            <text:p text:style-name="P18"><text:span text:style-name="T8"/></text:p>
            <text:p text:style-name="P18"><text:span text:style-name="T9">comm=NIO </text:span></text:p>
            <text:p text:style-name="P18"><text:span text:style-name="T8">#runcompss_opts = --</text:span><text:span text:style-name="T8">&lt;opt1&gt;=&lt;value1&gt; </text:span></text:p>
            <text:p text:style-name="P18"><text:span text:style-name="T8">#execution_envs = ["python2", </text:span><text:span text:style-name="T8">"python3"] </text:span></text:p>
            <text:p text:style-name="P18"><text:span text:style-name="T8"/></text:p>
            <text:p text:style-name="P18"><text:span text:style-name="T7">[NIO]</text:span><text:span text:style-name="T8"> </text:span></text:p>
            <text:p text:style-name="P18"><text:span text:style-name="T8">comm = </text:span><text:span text:style-name="T8">es.bsc.compss.nio.master.NIOAdapt</text:span><text:span text:style-name="T8">or </text:span></text:p>
            <text:p text:style-name="P18"><text:span text:style-name="T8"/></text:p>
            <text:p text:style-name="P18"><text:span text:style-name="T7">[GAT] </text:span></text:p>
            <text:p text:style-name="P18"><text:span text:style-name="T8">comm = </text:span><text:span text:style-name="T8">es.bsc.compss.gat.master.GATAdapt</text:span><text:span text:style-name="T8">or</text:span></text:p>
            <text:p text:style-name="P18"><text:span text:style-name="T8"/></text:p>
          </draw:text-box>
        </draw:frame>
        <draw:custom-shape draw:name="CustomShape 1" draw:style-name="gr19" draw:text-style-name="P9" draw:layer="layout" svg:width="22.398cm" svg:height="4.044cm" svg:x="1.2cm" svg:y="1.9cm">
          <text:p text:style-name="P8"><text:span text:style-name="T10"/></text:p>
          <text:list text:style-name="L2">
            <text:list-item>
              <text:p text:style-name="P8"><text:span text:style-name="T11">Con</text:span><text:span text:style-name="T11">figur</text:span><text:span text:style-name="T11">atio</text:span><text:span text:style-name="T11">ns </text:span><text:span text:style-name="T11">are </text:span><text:span text:style-name="T11">Pyth</text:span><text:span text:style-name="T11">on </text:span><text:span text:style-name="T11">Con</text:span><text:span text:style-name="T11">figFil</text:span><text:span text:style-name="T11">es</text:span></text:p>
            </text:list-item>
          </text:list>
          <text:p text:style-name="P8"><text:span text:style-name="T12"/></text:p>
          <text:p text:style-name="P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text-style-name="P17" draw:layer="layout" svg:x1="3.2cm" svg:y1="9.6cm" svg:x2="7.6cm" svg:y2="9.6cm">
          <text:p/>
        </draw:line>
        <draw:frame draw:style-name="gr21" draw:text-style-name="P21" draw:layer="layout" svg:width="4cm" svg:height="0.962cm" svg:x="2.6cm" svg:y="8.638cm">
          <draw:text-box>
            <text:p text:style-name="P20"><text:span text:style-name="T13">Mandatory!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4" draw:text-style-name="P5" draw:layer="layout" svg:width="16.799cm" svg:height="22.042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name="CustomShape 1" draw:style-name="gr13" draw:text-style-name="P10" draw:layer="layout" svg:width="25.398cm" svg:height="1.922cm" svg:x="0cm" svg:y="0.676cm">
          <text:p text:style-name="P6"><text:span text:style-name="T3">Sou</text:span><text:span text:style-name="T3">rces </text:span><text:span text:style-name="T3">Stru</text:span><text:span text:style-name="T3">ctur</text:span><text:span text:style-name="T3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2.754cm" svg:height="0.806cm" svg:x="23.09cm" svg:y="17.717cm">
          <draw:text-box>
            <text:p><text:span text:style-name="T6"><text:page-number>&lt;number&gt;</text:page-number></text:span></text:p>
          </draw:text-box>
        </draw:frame>
        <draw:custom-shape draw:name="CustomShape 1" draw:style-name="gr19" draw:text-style-name="P9" draw:layer="layout" svg:width="22.398cm" svg:height="4.044cm" svg:x="1.2cm" svg:y="1.9cm">
          <text:p text:style-name="P8"><text:span text:style-name="T10"/></text:p>
          <text:list text:style-name="L2">
            <text:list-item>
              <text:p text:style-name="P8"><text:span text:style-name="T11">There is </text:span><text:span text:style-name="T14">NO</text:span><text:span text:style-name="T11"> test numbering (to avoid collisions)</text:span></text:p>
            </text:list-item>
            <text:list-item>
              <text:p text:style-name="P8"><text:span text:style-name="T11">Tests are grouped by </text:span><text:span text:style-name="T14">families</text:span></text:p>
            </text:list-item>
            <text:list-item>
              <text:p text:style-name="P8"><text:span text:style-name="T11">The number leading the test name indicates its importance</text:span></text:p>
              <text:p text:style-name="P8"><text:span text:style-name="T11"/></text:p>
            </text:list-item>
          </text:list>
          <text:p text:style-name="P8"><text:span text:style-name="T12"/></text:p>
          <text:p text:style-name="P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13" draw:layer="layout" svg:width="4.4cm" svg:height="1.6cm" svg:x="1.6cm" svg:y="10.6cm">
          <text:p text:style-name="P13">sources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cm" svg:height="1.6cm" svg:x="7.4cm" svg:y="7cm">
          <text:p text:style-name="P13">autoparallel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cm" svg:height="1.6cm" svg:x="7.4cm" svg:y="14.5cm">
          <text:p text:style-name="P13">performance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cm" svg:height="1.6cm" svg:x="7.4cm" svg:y="9.5cm">
          <text:p text:style-name="P13">c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cm" svg:height="1.6cm" svg:x="7.4cm" svg:y="12cm">
          <text:p text:style-name="P13">cloud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cm" svg:height="1.6cm" svg:x="12.7cm" svg:y="9.5cm">
          <text:p text:style-name="P13">python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cm" svg:height="1.6cm" svg:x="12.7cm" svg:y="12cm">
          <text:p text:style-name="P13">java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cm" svg:height="1.6cm" svg:x="12.7cm" svg:y="7cm">
          <text:p text:style-name="P13">pscos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cm" svg:height="1.6cm" svg:x="12.7cm" svg:y="14.5cm">
          <text:p text:style-name="P13">tools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0.6cm" svg:height="10.1cm" svg:x="6.2cm" svg:y="6.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4" draw:text-style-name="P17" draw:layer="layout" svg:width="0.6cm" svg:height="8.4cm" svg:x="17cm" svg:y="6.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5" draw:text-style-name="P14" draw:layer="layout" svg:width="6cm" svg:height="0.8cm" svg:x="17.8cm" svg:y="6.5cm">
          <text:p text:style-name="P13">0_api_barrier</text:p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6cm" svg:height="0.8cm" svg:x="17.8cm" svg:y="7.4cm">
          <text:p text:style-name="P13">0_api_delete</text:p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6cm" svg:height="0.8cm" svg:x="17.8cm" svg:y="8.3cm">
          <text:p text:style-name="P13">0_basic1</text:p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6cm" svg:height="0.8cm" svg:x="17.8cm" svg:y="9.2cm">
          <text:p text:style-name="P13">1_decorator_binary</text:p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6cm" svg:height="0.8cm" svg:x="17.8cm" svg:y="10.1cm">
          <text:p text:style-name="P13">1_decorator_compss</text:p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6cm" svg:height="0.8cm" svg:x="17.8cm" svg:y="11cm">
          <text:p text:style-name="P13">2_advanced</text:p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6cm" svg:height="0.8cm" svg:x="17.8cm" svg:y="11.9cm">
          <text:p text:style-name="P13">3_module_basic</text:p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6cm" svg:height="0.8cm" svg:x="17.8cm" svg:y="12.8cm">
          <text:p text:style-name="P13">3_module_binary</text:p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6cm" svg:height="0.8cm" svg:x="17.8cm" svg:y="13.7cm">
          <text:p text:style-name="P13">9_jupyter_notebook</text:p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2.8cm" svg:height="0.962cm" svg:x="17.6cm" svg:y="14.238cm">
          <draw:text-box>
            <text:p>...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4" draw:text-style-name="P5" draw:layer="layout" svg:width="16.799cm" svg:height="22.042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name="CustomShape 1" draw:style-name="gr13" draw:text-style-name="P10" draw:layer="layout" svg:width="25.398cm" svg:height="1.922cm" svg:x="0cm" svg:y="0.676cm">
          <text:p text:style-name="P6"><text:span text:style-name="T3">Tests Cont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2.754cm" svg:height="0.806cm" svg:x="23.09cm" svg:y="17.717cm">
          <draw:text-box>
            <text:p><text:span text:style-name="T6"><text:page-number>&lt;number&gt;</text:page-number></text:span></text:p>
          </draw:text-box>
        </draw:frame>
        <draw:custom-shape draw:name="TextShape 3" draw:style-name="gr26" draw:text-style-name="P4" draw:layer="layout" svg:width="8.8cm" svg:height="8.7cm" svg:x="1.6cm" svg:y="5.2cm">
          <text:p text:style-name="P3"><text:span text:style-name="T15"><text:s/></text:span><text:span text:style-name="T16"># Mandatory files</text:span></text:p>
          <text:p text:style-name="P3"><text:span text:style-name="T17"><text:s/></text:span><text:span text:style-name="T17">&gt; deploy</text:span></text:p>
          <text:p text:style-name="P3"><text:span text:style-name="T17"><text:s/></text:span><text:span text:style-name="T17">&gt; execution</text:span></text:p>
          <text:p text:style-name="P3"><text:span text:style-name="T17"><text:s/></text:span><text:span text:style-name="T17">&gt; result</text:span></text:p>
          <text:p text:style-name="P3"><text:span text:style-name="T15"/></text:p>
          <text:p text:style-name="P3"><text:span text:style-name="T16"><text:s/></text:span><text:span text:style-name="T16"># Java Mandatory files</text:span></text:p>
          <text:p text:style-name="P3"><text:span text:style-name="T17"><text:s/></text:span><text:span text:style-name="T17">&gt; pom.xml</text:span></text:p>
          <text:p text:style-name="P3"><text:span text:style-name="T15"/></text:p>
          <text:p text:style-name="P3"><text:span text:style-name="T16"><text:s/></text:span><text:span text:style-name="T16"># Test files</text:span></text:p>
          <text:p text:style-name="P3"><text:span text:style-name="T17"><text:s/></text:span><text:span text:style-name="T17">&gt; src</text:span></text:p>
          <text:p text:style-name="P3"><text:span text:style-name="T17"><text:s/></text:span><text:span text:style-name="T17">&gt; project.xml</text:span></text:p>
          <text:p text:style-name="P3"><text:span text:style-name="T17"><text:s/></text:span><text:span text:style-name="T17">&gt; resources.xml</text:span></text:p>
          <text:p text:style-name="P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7" draw:text-style-name="P4" draw:layer="layout" svg:width="9.8cm" svg:height="5.8cm" svg:x="11.6cm" svg:y="11.6cm">
          <text:p text:style-name="P3"><text:span text:style-name="T16"><text:s/></text:span><text:span text:style-name="T16"># All</text:span></text:p>
          <text:p text:style-name="P3"><text:span text:style-name="T15"><text:s/></text:span><text:span text:style-name="T15">- Check stdout errors</text:span></text:p>
          <text:p text:style-name="P3"><text:span text:style-name="T15"><text:s/></text:span><text:span text:style-name="T15">- Check stderr errors</text:span></text:p>
          <text:p text:style-name="P3"><text:span text:style-name="T15"><text:s/></text:span><text:span text:style-name="T15">- Check runtime.log errors</text:span></text:p>
          <text:p text:style-name="P3"><text:span text:style-name="T16"><text:s/></text:span><text:span text:style-name="T16"># Python</text:span></text:p>
          <text:p text:style-name="P3"><text:span text:style-name="T15"><text:s/></text:span><text:span text:style-name="T15">- Check Unit Tests errors</text:span></text:p>
          <text:p text:style-name="P3"><text:span text:style-name="T16"><text:s/></text:span><text:span text:style-name="T16"># C</text:span></text:p>
          <text:p text:style-name="P3"><text:span text:style-name="T15"><text:s/></text:span><text:span text:style-name="T15">- Check JNI err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8" draw:text-style-name="P4" draw:layer="layout" svg:width="12.6cm" svg:height="5.2cm" svg:x="11.6cm" svg:y="4.2cm">
          <text:p text:style-name="P3"><text:span text:style-name="T15"><text:s/></text:span><text:span text:style-name="T15">- Gets execution variables</text:span></text:p>
          <text:p text:style-name="P3"><text:span text:style-name="T15"><text:s/></text:span><text:span text:style-name="T15">- Sets project.xml</text:span></text:p>
          <text:p text:style-name="P3"><text:span text:style-name="T15"><text:s/></text:span><text:span text:style-name="T15">- Creates workers WD</text:span></text:p>
          <text:p text:style-name="P3"><text:span text:style-name="T15"><text:s/></text:span><text:span text:style-name="T15">- For each ExecEnv:</text:span></text:p>
          <text:p text:style-name="P3"><text:span text:style-name="T15"><text:s text:c="4"/></text:span><text:span text:style-name="T15">- Executes runcompss</text:span></text:p>
          <text:p text:style-name="P3"><text:span text:style-name="T15"><text:s text:c="4"/></text:span><text:span text:style-name="T15">- Executes result</text:span></text:p>
          <text:p text:style-name="P3"><text:span text:style-name="T15"><text:s/></text:span><text:span text:style-name="T15">- Returns the test execution res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6cm" svg:height="0.962cm" svg:x="11.6cm" svg:y="10.6cm">
          <draw:text-box>
            <text:p>result</text:p>
          </draw:text-box>
        </draw:frame>
        <draw:frame draw:style-name="gr12" draw:text-style-name="P16" draw:layer="layout" svg:width="6cm" svg:height="0.962cm" svg:x="11.6cm" svg:y="3.238cm">
          <draw:text-box>
            <text:p>execution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4" draw:text-style-name="P5" draw:layer="layout" svg:width="16.799cm" svg:height="22.042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_20_1">
        <office:forms form:automatic-focus="false" form:apply-design-mode="false"/>
        <draw:custom-shape draw:name="CustomShape 1" draw:style-name="gr5" draw:text-style-name="P10" draw:layer="layout" svg:width="18.997cm" svg:height="10.997cm" svg:x="3.2cm" svg:y="2.438cm">
          <text:p text:style-name="P6"><text:span text:style-name="T5">Us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3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name="CustomShape 1" draw:style-name="gr13" draw:text-style-name="P10" draw:layer="layout" svg:width="25.398cm" svg:height="1.922cm" svg:x="0cm" svg:y="0.676cm">
          <text:p text:style-name="P6"><text:span text:style-name="T3">Basic tests.py cal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2.754cm" svg:height="0.806cm" svg:x="23.09cm" svg:y="17.717cm">
          <draw:text-box>
            <text:p><text:span text:style-name="T6"><text:page-number>&lt;number&gt;</text:page-number></text:span></text:p>
          </draw:text-box>
        </draw:frame>
        <draw:custom-shape draw:name="CustomShape 1" draw:style-name="gr29" draw:text-style-name="P9" draw:layer="layout" svg:width="12.2cm" svg:height="14.7cm" svg:x="1cm" svg:y="1.9cm">
          <text:p text:style-name="P8"><text:span text:style-name="T10"/></text:p>
          <text:list text:style-name="L2">
            <text:list-item>
              <text:p text:style-name="P8"><text:span text:style-name="T18">Show registered tests</text:span></text:p>
              <text:p text:style-name="P8"><text:span text:style-name="T18"/></text:p>
            </text:list-item>
            <text:list-item>
              <text:p text:style-name="P8"><text:span text:style-name="T18">Execute all tests</text:span></text:p>
              <text:p text:style-name="P8"><text:span text:style-name="T18"/></text:p>
            </text:list-item>
            <text:list-item>
              <text:p text:style-name="P8"><text:span text:style-name="T18">Execute a single family</text:span></text:p>
              <text:p text:style-name="P8"><text:span text:style-name="T18"/></text:p>
            </text:list-item>
            <text:list-item>
              <text:p text:style-name="P8"><text:span text:style-name="T18">Execute a single test</text:span></text:p>
              <text:p text:style-name="P8"><text:span text:style-name="T18"/></text:p>
              <text:p text:style-name="P8"><text:span text:style-name="T18"/></text:p>
            </text:list-item>
          </text:list>
          <text:p text:style-name="P8"><text:span text:style-name="T12"/></text:p>
          <text:p text:style-name="P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0" draw:text-style-name="P4" draw:layer="layout" svg:width="9.8cm" svg:height="0.9cm" svg:x="2.2cm" svg:y="3.9cm">
          <text:p text:style-name="P3"><text:span text:style-name="T15"><text:s/></text:span><text:span text:style-name="T15">&gt; </text:span><text:span text:style-name="T15">python </text:span><text:span text:style-name="T15">tests.</text:span><text:span text:style-name="T15">py -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0" draw:text-style-name="P4" draw:layer="layout" svg:width="9.8cm" svg:height="0.9cm" svg:x="2.2cm" svg:y="8cm">
          <text:p text:style-name="P3"><text:span text:style-name="T15"><text:s/></text:span><text:span text:style-name="T15">&gt; python tests.py -f 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0" draw:text-style-name="P4" draw:layer="layout" svg:width="9.8cm" svg:height="0.9cm" svg:x="2.2cm" svg:y="5.9cm">
          <text:p text:style-name="P3"><text:span text:style-name="T15"><text:s/></text:span><text:span text:style-name="T15">&gt; python tests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0" draw:text-style-name="P4" draw:layer="layout" svg:width="9.8cm" svg:height="0.9cm" svg:x="2.2cm" svg:y="10cm">
          <text:p text:style-name="P3"><text:span text:style-name="T15"><text:s/></text:span><text:span text:style-name="T15">&gt; python tests.py -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0" draw:text-style-name="P4" draw:layer="layout" svg:width="9.8cm" svg:height="0.9cm" svg:x="2.2cm" svg:y="10.9cm">
          <text:p text:style-name="P3"><text:span text:style-name="T15"><text:s/></text:span><text:span text:style-name="T15">&gt; python tests.py -t java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1" draw:text-style-name="P23" draw:layer="layout" svg:width="12.4cm" svg:height="1.2cm" svg:x="6.5cm" svg:y="14.9cm">
          <text:p text:style-name="P22"><text:span text:style-name="T19"><text:s/></text:span><text:span text:style-name="T19">&gt; python tests.py -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2" draw:text-style-name="P9" draw:layer="layout" svg:width="11.2cm" svg:height="14.7cm" svg:x="12.4cm" svg:y="1.9cm">
          <text:p text:style-name="P8"><text:span text:style-name="T10"/></text:p>
          <text:list text:style-name="L2">
            <text:list-item>
              <text:p text:style-name="P8"><text:span text:style-name="T18">Custom cfg</text:span></text:p>
              <text:p text:style-name="P8"><text:span text:style-name="T18"/></text:p>
            </text:list-item>
            <text:list-item>
              <text:p text:style-name="P8"><text:span text:style-name="T18">No skip</text:span></text:p>
              <text:p text:style-name="P8"><text:span text:style-name="T18"/></text:p>
            </text:list-item>
            <text:list-item>
              <text:p text:style-name="P8"><text:span text:style-name="T18">No retries</text:span></text:p>
              <text:p text:style-name="P8"><text:span text:style-name="T18"/></text:p>
            </text:list-item>
            <text:list-item>
              <text:p text:style-name="P8"><text:span text:style-name="T18">Fail Fast</text:span></text:p>
            </text:list-item>
          </text:list>
          <text:p text:style-name="P8"><text:span text:style-name="T12"/></text:p>
          <text:p text:style-name="P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3" draw:text-style-name="P4" draw:layer="layout" svg:width="10.8cm" svg:height="0.9cm" svg:x="13.7cm" svg:y="3.9cm">
          <text:p text:style-name="P3"><text:span text:style-name="T15"><text:s/></text:span><text:span text:style-name="T15">&gt; python tests.py -cfg My.cf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3" draw:text-style-name="P4" draw:layer="layout" svg:width="10.8cm" svg:height="0.9cm" svg:x="13.7cm" svg:y="5.9cm">
          <text:p text:style-name="P3"><text:span text:style-name="T15"><text:s/></text:span><text:span text:style-name="T15">&gt; python tests.py -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3" draw:text-style-name="P4" draw:layer="layout" svg:width="10.8cm" svg:height="0.9cm" svg:x="13.7cm" svg:y="8cm">
          <text:p text:style-name="P3"><text:span text:style-name="T15"><text:s/></text:span><text:span text:style-name="T15">&gt; python tests.py -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3" draw:text-style-name="P4" draw:layer="layout" svg:width="10.8cm" svg:height="0.9cm" svg:x="13.7cm" svg:y="9.9cm">
          <text:p text:style-name="P3"><text:span text:style-name="T15"><text:s/></text:span><text:span text:style-name="T15">&gt; python tests.py -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25" draw:layer="layout" svg:width="25.4cm" svg:height="2.139cm" svg:x="0cm" svg:y="12.8cm">
          <draw:text-box>
            <text:p text:style-name="P24"><text:span text:style-name="T20">And many other </text:span><text:span text:style-name="T20">options...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4" draw:text-style-name="P5" draw:layer="layout" svg:width="16.799cm" svg:height="22.042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name="CustomShape 1" draw:style-name="gr13" draw:text-style-name="P10" draw:layer="layout" svg:width="25.398cm" svg:height="1.922cm" svg:x="0cm" svg:y="0.676cm">
          <text:p text:style-name="P6"><text:span text:style-name="T3">Adding a new 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2.754cm" svg:height="0.806cm" svg:x="23.09cm" svg:y="17.917cm">
          <draw:text-box>
            <text:p><text:span text:style-name="T6"><text:page-number>&lt;number&gt;</text:page-number></text:span></text:p>
          </draw:text-box>
        </draw:frame>
        <draw:custom-shape draw:name="CustomShape 1" draw:style-name="gr19" draw:text-style-name="P9" draw:layer="layout" svg:width="22.398cm" svg:height="4.044cm" svg:x="1.2cm" svg:y="1.9cm">
          <text:p text:style-name="P8"><text:span text:style-name="T10"/></text:p>
          <text:list text:style-name="L2">
            <text:list-item>
              <text:p text:style-name="P8"><text:span text:style-name="T11">Copy an </text:span><text:span text:style-name="T11">existing </text:span><text:span text:style-name="T11">test </text:span><text:span text:style-name="T11">(speciall</text:span><text:span text:style-name="T11">y </text:span><text:span text:style-name="T11">executi</text:span><text:span text:style-name="T11">on and </text:span><text:span text:style-name="T11">result </text:span><text:span text:style-name="T11">files)</text:span></text:p>
            </text:list-item>
            <text:list-item>
              <text:p text:style-name="P8"><text:span text:style-name="T11">Make </text:span><text:span text:style-name="T11">the </text:span><text:span text:style-name="T11">necessa</text:span><text:span text:style-name="T11">ry </text:span><text:span text:style-name="T11">modific</text:span><text:span text:style-name="T11">ations</text:span></text:p>
            </text:list-item>
            <text:list-item>
              <text:p text:style-name="P8"><text:span text:style-name="T11">Add the </text:span><text:span text:style-name="T11">test to </text:span><text:span text:style-name="T11">the </text:span><text:span text:style-name="T11">family </text:span><text:span text:style-name="T11">pom.xm</text:span><text:span text:style-name="T11">l</text:span></text:p>
              <text:p text:style-name="P8"><text:span text:style-name="T11"/></text:p>
            </text:list-item>
          </text:list>
          <text:p text:style-name="P8"><text:span text:style-name="T12"/></text:p>
          <text:p text:style-name="P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5" draw:text-style-name="P4" draw:layer="layout" svg:width="10.8cm" svg:height="5.3cm" svg:x="1.4cm" svg:y="6.4cm">
          <text:p text:style-name="P3"><text:span text:style-name="T15"><text:s/></text:span><text:span text:style-name="T16"># Copy an existing test</text:span></text:p>
          <text:p text:style-name="P3"><text:span text:style-name="T15"><text:s/></text:span><text:span text:style-name="T15">&gt; cd tests/sources/java</text:span></text:p>
          <text:p text:style-name="P3"><text:span text:style-name="T15"><text:s/></text:span><text:span text:style-name="T15">&gt; cp -r 0_api_calls </text:span><text:span text:style-name="T15">X_new_test</text:span></text:p>
          <text:p text:style-name="P3"><text:span text:style-name="T15"><text:s/></text:span><text:span text:style-name="T15">&gt; cd X_new_test</text:span></text:p>
          <text:p text:style-name="P3"><text:span text:style-name="T15"/></text:p>
          <text:p text:style-name="P3"><text:span text:style-name="T16"><text:s/></text:span><text:span text:style-name="T16"># Clean test contents</text:span></text:p>
          <text:p text:style-name="P3"><text:span text:style-name="T15"><text:s/></text:span><text:span text:style-name="T15">&gt; rm -rf src target</text:span></text:p>
          <text:p text:style-name="P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6" draw:text-style-name="P4" draw:layer="layout" svg:width="10.8cm" svg:height="7.1cm" svg:x="12.8cm" svg:y="6.4cm">
          <text:p text:style-name="P3"><text:span text:style-name="T16"><text:s/></text:span><text:span text:style-name="T16"># Edit </text:span><text:span text:style-name="T16">mandatory </text:span><text:span text:style-name="T16">files</text:span></text:p>
          <text:p text:style-name="P3"><text:span text:style-name="T15"><text:s/></text:span><text:span text:style-name="T15">&gt; vi </text:span><text:span text:style-name="T15">deploy</text:span></text:p>
          <text:p text:style-name="P3"><text:span text:style-name="T15"><text:s/></text:span><text:span text:style-name="T15">&gt; vi </text:span><text:span text:style-name="T15">result</text:span></text:p>
          <text:p text:style-name="P3"><text:span text:style-name="T15"><text:s/></text:span><text:span text:style-name="T15">&gt; vi </text:span><text:span text:style-name="T15">execution</text:span></text:p>
          <text:p text:style-name="P3"><text:span text:style-name="T16"><text:s/></text:span><text:span text:style-name="T16"># If </text:span><text:span text:style-name="T16">necessary</text:span></text:p>
          <text:p text:style-name="P3"><text:span text:style-name="T15"><text:s/></text:span><text:span text:style-name="T15">&gt; vi </text:span><text:span text:style-name="T15">pom.xml</text:span></text:p>
          <text:p text:style-name="P3"><text:span text:style-name="T15"><text:s/></text:span><text:span text:style-name="T15">&gt; vi </text:span><text:span text:style-name="T15">project.xm</text:span><text:span text:style-name="T15">l</text:span></text:p>
          <text:p text:style-name="P3"><text:span text:style-name="T15"><text:s/></text:span><text:span text:style-name="T15">&gt; vi </text:span><text:span text:style-name="T15">resources.</text:span><text:span text:style-name="T15">xml</text:span></text:p>
          <text:p text:style-name="P3"><text:span text:style-name="T16"><text:s/></text:span><text:span text:style-name="T16"># Define </text:span><text:span text:style-name="T16">the rest </text:span><text:span text:style-name="T16">of your </text:span><text:span text:style-name="T16">test</text:span></text:p>
          <text:p text:style-name="P3"><text:span text:style-name="T15"><text:s/></text:span><text:span text:style-name="T15">&gt; 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7" draw:text-style-name="P4" draw:layer="layout" svg:width="12.2cm" svg:height="2.5cm" svg:x="6cm" svg:y="14.3cm">
          <text:p text:style-name="P3"><text:span text:style-name="T15"><text:s/></text:span><text:span text:style-name="T15"># Run it</text:span></text:p>
          <text:p text:style-name="P3"><text:span text:style-name="T15"><text:s/></text:span><text:span text:style-name="T15">&gt; </text:span><text:span text:style-name="T15">cd </text:span><text:span text:style-name="T15">../../scri</text:span><text:span text:style-name="T15">pts</text:span></text:p>
          <text:p text:style-name="P3"><text:span text:style-name="T15"><text:s/></text:span><text:span text:style-name="T15">&gt; python </text:span><text:span text:style-name="T15">tests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4" draw:text-style-name="P5" draw:layer="layout" svg:width="16.799cm" svg:height="22.042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name="CustomShape 1" draw:style-name="gr13" draw:text-style-name="P10" draw:layer="layout" svg:width="25.398cm" svg:height="1.922cm" svg:x="0cm" svg:y="0.676cm">
          <text:p text:style-name="P6"><text:span text:style-name="T3">Adding a new configu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2.754cm" svg:height="0.806cm" svg:x="23.09cm" svg:y="17.717cm">
          <draw:text-box>
            <text:p><text:span text:style-name="T6"><text:page-number>&lt;number&gt;</text:page-number></text:span></text:p>
          </draw:text-box>
        </draw:frame>
        <draw:custom-shape draw:name="TextShape 3" draw:style-name="gr38" draw:text-style-name="P4" draw:layer="layout" svg:width="12.2cm" svg:height="4.1cm" svg:x="5.2cm" svg:y="5.6cm">
          <text:p text:style-name="P3"><text:span text:style-name="T15"><text:s/></text:span><text:span text:style-name="T15">&gt; cd </text:span><text:span text:style-name="T15">tests/conf</text:span><text:span text:style-name="T15">igurations</text:span></text:p>
          <text:p text:style-name="P3"><text:span text:style-name="T15"><text:s/></text:span><text:span text:style-name="T15">&gt; cp </text:span><text:span text:style-name="T15">NIO.cfg </text:span><text:span text:style-name="T15">My.cfg</text:span></text:p>
          <text:p text:style-name="P3"><text:span text:style-name="T15"><text:s/></text:span><text:span text:style-name="T15">&gt; vi </text:span><text:span text:style-name="T15">My.cfg</text:span></text:p>
          <text:p text:style-name="P3"><text:span text:style-name="T15"><text:s/></text:span><text:span text:style-name="T15">&gt; cd </text:span><text:span text:style-name="T15">../scripts</text:span></text:p>
          <text:p text:style-name="P3"><text:span text:style-name="T15"><text:s/></text:span><text:span text:style-name="T15">&gt; python </text:span><text:span text:style-name="T15">tests.py -</text:span><text:span text:style-name="T15">cfg My.cf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19" draw:text-style-name="P9" draw:layer="layout" svg:width="22.398cm" svg:height="4.044cm" svg:x="1.2cm" svg:y="1.9cm">
          <text:p text:style-name="P8"><text:span text:style-name="T10"/></text:p>
          <text:list text:style-name="L2">
            <text:list-item>
              <text:p text:style-name="P8"><text:span text:style-name="T11">Copy one </text:span><text:span text:style-name="T11">of the </text:span><text:span text:style-name="T11">existing </text:span><text:span text:style-name="T11">configura</text:span><text:span text:style-name="T11">tions and </text:span><text:span text:style-name="T11">make the </text:span><text:span text:style-name="T11">necessar</text:span><text:span text:style-name="T11">y </text:span><text:span text:style-name="T11">modifica</text:span><text:span text:style-name="T11">tions</text:span></text:p>
              <text:p text:style-name="P8"><text:span text:style-name="T11"/></text:p>
              <text:p text:style-name="P8"><text:span text:style-name="T11"/></text:p>
              <text:p text:style-name="P8"><text:span text:style-name="T11"/></text:p>
              <text:p text:style-name="P8"><text:span text:style-name="T11"/></text:p>
              <text:p text:style-name="P8"><text:span text:style-name="T11"/></text:p>
              <text:p text:style-name="P8"><text:span text:style-name="T11"/></text:p>
              <text:p text:style-name="P8"><text:span text:style-name="T21">DO NOT </text:span><text:span text:style-name="T21">EDIT </text:span><text:span text:style-name="T21">NOR </text:span><text:span text:style-name="T21">COMMI</text:span><text:span text:style-name="T21">T </text:span><text:span text:style-name="T21">DEFAUL</text:span><text:span text:style-name="T21">T CFG </text:span><text:span text:style-name="T21">FILES</text:span></text:p>
              <text:p text:style-name="P8"><text:span text:style-name="T11"/></text:p>
            </text:list-item>
          </text:list>
          <text:p text:style-name="P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4" draw:text-style-name="P5" draw:layer="layout" svg:width="16.799cm" svg:height="22.042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_20_2">
        <office:forms form:automatic-focus="false" form:apply-design-mode="false"/>
        <draw:custom-shape draw:name="CustomShape 1" draw:style-name="gr39" draw:text-style-name="P10" draw:layer="layout" svg:width="13.961cm" svg:height="6.461cm" svg:x="9.616cm" svg:y="5.9cm">
          <text:p text:style-name="P26"><text:span text:style-name="T22">Thank you</text:span></text:p>
          <text:p text:style-name="P26"><text:span text:style-name="T23"/></text:p>
          <text:p text:style-name="P26"><text:span text:style-name="T23">Questions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0" draw:text-style-name="P28" draw:layer="layout" svg:width="16.998cm" svg:height="1.287cm" svg:x="8.4cm" svg:y="16.965cm">
          <text:p text:style-name="P27"><text:span text:style-name="T24">cristian.ramon-cortes@bsc.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DejaVu Sans" svg:font-family="'DejaVu Sans'"/>
    <style:font-face style:name="Droid Sans Fallback1" svg:font-family="'Droid Sans Fallbac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" draw:display-name="msFillBitmap 1" xlink:href="Pictures/10000000000003C0000002D0D908B69843AAB1A9.jpg" xlink:type="simple" xlink:show="embed" xlink:actuate="onLoad"/>
    <draw:fill-image draw:name="msFillBitmap_20_2" draw:display-name="msFillBitmap 2" xlink:href="Pictures/10000000000003C0000002D095A94F6A6B3E5192.png" xlink:type="simple" xlink:show="embed" xlink:actuate="onLoad"/>
    <draw:fill-image draw:name="msFillBitmap_20_3" draw:display-name="msFillBitmap 3" xlink:href="Pictures/10000000000003C0000002D02FBEC6BE14453D5D.jpg" xlink:type="simple" xlink:show="embed" xlink:actuate="onLoad"/>
    <draw:fill-image draw:name="msFillBitmap_20_4" draw:display-name="msFillBitmap 4" xlink:href="Pictures/10000000000003C0000002D0D908B69843AAB1A9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Default_5f_1_5f_9_5f_1_5f_1" style:display-name="Default_1_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_5f_1_5f_1" style:display-name="Default_1_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_5f_1_5f_1_5f_1" style:display-name="Default_1_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_5f_1_5f_1_5f_1" style:display-name="Default_1_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_5f_1_5f_1" style:display-name="Default_1_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1" style:display-name="Default_1_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1_5f_1_5f_1" style:display-name="Default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1_5f_1_5f_1" style:display-name="Default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9_5f_1_5f_1_5f_2_5f_1_5f_2" style:display-name="Default_1_9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_5f_1_5f_1_5f_2_5f_1_5f_2" style:display-name="Default_1_9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_5f_1_5f_1_5f_1_5f_2_5f_1_5f_2" style:display-name="Default_1_8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_5f_1_5f_1_5f_1_5f_2_5f_1_5f_2" style:display-name="Default_1_8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9_5f_1_5f_2" style:display-name="Default_1_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_5f_1_5f_2" style:display-name="Default_1_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_5f_1_5f_1_5f_2" style:display-name="Default_1_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_5f_1_5f_1_5f_2" style:display-name="Default_1_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shrink-to-fit" style:shrink-to-fit="true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top="0.1cm" fo:margin-bottom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top="0.1cm" fo:margin-bottom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top="0.1cm" fo:margin-bottom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top="0.1cm" fo:margin-bottom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top="0.1cm" fo:margin-bottom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fffff" draw:opacity="75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004890" draw:opacity="5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71cm" draw:fill="solid" draw:fill-color="#ffffff" draw:opacity="75%" draw:textarea-vertical-align="top" draw:auto-grow-height="false" fo:min-height="1.102cm" fo:min-width="16.431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solid" draw:fill-color="#004890" draw:opacity="50%" draw:textarea-vertical-align="top" draw:auto-grow-height="false" fo:min-height="1.102cm" fo:min-width="7.965cm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_20_3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efault_20_4-backgroundobjects">
      <style:graphic-properties draw:stroke="none" draw:fill="none" draw:fill-color="#ffffff" draw:auto-grow-height="false" fo:min-height="1.27cm"/>
    </style:style>
    <style:style style:name="Mpr12" style:family="presentation" style:parent-style-name="Default_20_4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Default_20_2_5f_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2_5f_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nk_20_Slide_5f_-backgroundobjects">
      <style:graphic-properties draw:stroke="none" draw:fill="none" draw:fill-color="#ffffff" draw:auto-grow-height="false" fo:min-height="1.485cm"/>
    </style:style>
    <style:style style:name="Mpr16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75%"/>
      <style:paragraph-properties fo:text-align="start"/>
      <style:text-properties fo:font-size="18pt"/>
    </style:style>
    <style:style style:name="MP6" style:family="paragraph">
      <loext:graphic-properties draw:fill="solid" draw:fill-color="#004890" draw:opacity="50%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16.93cm" svg:height="1.351cm" svg:x="8.467cm" svg:y="16.93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8.464cm" svg:height="1.351cm" svg:x="0cm" svg:y="16.93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draw:name="Imagen 7" draw:style-name="Mgr5" draw:text-style-name="MP7" draw:layer="backgroundobjects" svg:width="5.209cm" svg:height="1.267cm" svg:x="1.202cm" svg:y="17.312cm">
        <draw:image xlink:href="Pictures/10000201000000C500000030B6F7D91E44D08786.png" xlink:type="simple" xlink:show="embed" xlink:actuate="onLoad" loext:mime-type="image/png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4">
      <draw:custom-shape draw:name="CustomShape 1" draw:style-name="Mgr3" draw:text-style-name="MP5" draw:layer="backgroundobjects" svg:width="16.93cm" svg:height="1.351cm" svg:x="8.467cm" svg:y="16.93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8.464cm" svg:height="1.351cm" svg:x="0cm" svg:y="16.93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frame presentation:style-name="Default_20_3-title" draw:layer="backgroundobjects" svg:width="22.859cm" svg:height="3.18cm" svg:x="1.27cm" svg:y="0.76cm" presentation:class="title" presentation:placeholder="true">
        <draw:text-box/>
      </draw:frame>
      <draw:frame presentation:style-name="Default_20_3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4.848cm" svg:height="11.136cm" svg:x="3.075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frame draw:name="Imagen 7" draw:style-name="Mgr5" draw:text-style-name="MP7" draw:layer="backgroundobjects" svg:width="5.209cm" svg:height="1.267cm" svg:x="1.202cm" svg:y="17.158cm">
        <draw:image xlink:href="Pictures/10000201000000C500000030B6F7D91E44D08786.png" xlink:type="simple" xlink:show="embed" xlink:actuate="onLoad" loext:mime-type="image/png">
          <text:p/>
        </draw:image>
      </draw:frame>
      <draw:frame presentation:style-name="Default_20_4-title" draw:layer="backgroundobjects" svg:width="22.859cm" svg:height="3.18cm" svg:x="1.27cm" svg:y="0.76cm" presentation:class="title" presentation:placeholder="true">
        <draw:text-box/>
      </draw:frame>
      <draw:frame presentation:style-name="Default_20_4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2.699cm" svg:height="9.524cm" svg:x="3.175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_5f_" style:display-name="Default 2_" style:page-layout-name="PM1" draw:style-name="Mdp4">
      <draw:custom-shape draw:name="CustomShape 1" draw:style-name="Mgr6" draw:text-style-name="MP5" draw:layer="backgroundobjects" svg:width="16.93cm" svg:height="1.351cm" svg:x="8.467cm" svg:y="16.93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7" draw:text-style-name="MP6" draw:layer="backgroundobjects" svg:width="8.464cm" svg:height="1.351cm" svg:x="0cm" svg:y="16.93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_5f_-title" draw:layer="backgroundobjects" svg:width="22.859cm" svg:height="3.18cm" svg:x="1.27cm" svg:y="0.76cm" presentation:class="title" presentation:placeholder="true">
        <draw:text-box/>
      </draw:frame>
      <draw:frame presentation:style-name="Default_20_2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2_5f_-title" draw:layer="backgroundobjects" svg:width="14.848cm" svg:height="11.136cm" svg:x="3.075cm" svg:y="2.257cm" presentation:class="page"/>
        <draw:frame presentation:style-name="Default_20_2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2">
      <draw:frame draw:name="Picture 9" draw:style-name="Mgr8" draw:text-style-name="MP7" draw:layer="backgroundobjects" svg:width="25.398cm" svg:height="2.3cm" svg:x="0cm" svg:y="0cm">
        <draw:image xlink:href="Pictures/1000000000000640000000919067FA2170B51022.jpg" xlink:type="simple" xlink:show="embed" xlink:actuate="onLoad" loext:mime-type="image/jpeg">
          <text:p/>
        </draw:image>
      </draw:frame>
      <draw:frame draw:name="Picture 3" draw:style-name="Mgr8" draw:text-style-name="MP7" draw:layer="backgroundobjects" svg:width="5.219cm" svg:height="1.281cm" svg:x="0.635cm" svg:y="17.524cm">
        <draw:image xlink:href="Pictures/1000020100000389000000DE799BF5ECBB05AA72.png" xlink:type="simple" xlink:show="embed" xlink:actuate="onLoad" loext:mime-type="image/png">
          <text:p/>
        </draw:image>
      </draw:frame>
      <draw:frame presentation:style-name="Blank_20_Slide_5f_-title" draw:layer="backgroundobjects" svg:width="22.859cm" svg:height="3.18cm" svg:x="1.27cm" svg:y="0.76cm" presentation:class="title" presentation:placeholder="true">
        <draw:text-box/>
      </draw:frame>
      <draw:frame presentation:style-name="Blank_20_Slid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_5f_-title" draw:layer="backgroundobjects" svg:width="14.848cm" svg:height="11.136cm" svg:x="3.075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10:13:32</meta:creation-date>
    <meta:initial-creator>BSC-CNS</meta:initial-creator>
    <dc:language>en-GB</dc:language>
    <dc:date>2019-03-11T12:25:58.031070662</dc:date>
    <meta:editing-cycles>301</meta:editing-cycles>
    <dc:title>AutoParallel_CSE19</dc:title>
    <meta:editing-duration>P2DT55M26S</meta:editing-duration>
    <meta:generator>LibreOffice/6.1.3.2$Linux_X86_64 LibreOffice_project/10$Build-2</meta:generator>
    <meta:keyword>PyCOMPSs</meta:keyword>
    <meta:keyword>PLUTO</meta:keyword>
    <meta:keyword>Distributed Computing</meta:keyword>
    <meta:keyword>Programming Models</meta:keyword>
    <dc:subject>AutoParallel</dc:subject>
    <meta:document-statistic meta:object-count="22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1</meta:user-defined>
    <meta:user-defined meta:name="Notes" meta:value-type="float">1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Office Theme" xlink:href=""/>
  </office:meta>
</office:document-meta>
</file>